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0pt" fo:background-color="transparent" style:font-size-asian="10pt" style:font-size-complex="10pt"/>
    </style:style>
    <style:style style:name="P2" style:family="paragraph" style:parent-style-name="Standard">
      <style:paragraph-properties fo:line-height="150%" fo:text-align="end" style:justify-single-word="false"/>
      <style:text-properties style:font-name="Arial" officeooo:rsid="00224e9c" officeooo:paragraph-rsid="00224e9c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officeooo:rsid="00224e9c" officeooo:paragraph-rsid="00224e9c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weight="bold" officeooo:rsid="00224e9c" officeooo:paragraph-rsid="00224e9c" style:font-weight-asian="bold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Arial" fo:font-weight="normal" officeooo:rsid="00224e9c" officeooo:paragraph-rsid="00224e9c" style:font-weight-asian="normal" style:font-weight-complex="normal"/>
    </style:style>
    <style:style style:name="P6" style:family="paragraph" style:parent-style-name="Standard">
      <style:paragraph-properties fo:line-height="100%" fo:text-align="justify" style:justify-single-word="false"/>
      <style:text-properties style:font-name="Arial" fo:font-weight="normal" officeooo:rsid="00224e9c" officeooo:paragraph-rsid="00224e9c" style:font-weight-asian="normal" style:font-weight-complex="normal"/>
    </style:style>
    <style:style style:name="P7" style:family="paragraph" style:parent-style-name="Standard">
      <style:paragraph-properties fo:line-height="150%" fo:text-align="end" style:justify-single-word="false"/>
      <style:text-properties style:font-name="Arial" fo:font-weight="bold" officeooo:rsid="002372da" officeooo:paragraph-rsid="00224e9c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fo:font-weight="bold" officeooo:rsid="0026c891" officeooo:paragraph-rsid="0026c891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weight="bold" officeooo:rsid="00224e9c" officeooo:paragraph-rsid="00224e9c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2372da"/>
    </style:style>
    <style:style style:name="T1" style:family="text">
      <style:text-properties style:font-name="Arial" fo:font-weight="normal" officeooo:rsid="00271df6" style:font-weight-asian="normal" style:font-weight-complex="normal"/>
    </style:style>
    <style:style style:name="T2" style:family="text">
      <style:text-properties style:font-name="Arial" fo:font-weight="normal" officeooo:rsid="0028f0db" style:font-weight-asian="normal" style:font-weight-complex="normal"/>
    </style:style>
    <style:style style:name="T3" style:family="text">
      <style:text-properties style:font-name="Arial" fo:font-weight="normal" officeooo:rsid="0029147e" style:font-weight-asian="normal" style:font-weight-complex="normal"/>
    </style:style>
    <style:style style:name="T4" style:family="text">
      <style:text-properties style:font-name="Arial" fo:font-weight="normal" officeooo:rsid="002ade17" style:font-weight-asian="normal" style:font-weight-complex="normal"/>
    </style:style>
    <style:style style:name="T5" style:family="text">
      <style:text-properties style:font-name="Arial" fo:font-weight="bold" officeooo:rsid="00224e9c" style:font-weight-asian="bold" style:font-weight-complex="bold"/>
    </style:style>
    <style:style style:name="T6" style:family="text">
      <style:text-properties style:font-name="Arial" fo:font-weight="bold" officeooo:rsid="002372da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FATORE QUE FAZEM O TEXTO “DOS ‘FUNDAMENTO CIENTÍFICOS’ À ‘TEORIA DA COMUNICAÇÃO’: UMA CONTROVÉRSIA EPISTEMOLÓGICA NAS ORIGENS DA ÁREA” SER CLASSIFICADO COMO SENDO DO GÊNERO CIENTÍFICO ACADÊMICO</text:p>
      <text:p text:style-name="P2">Dennis van den Berg </text:p>
      <text:p text:style-name="P7"/>
      <text:p text:style-name="P10"><text:span text:style-name="T6"><text:tab/></text:span><text:span text:style-name="T1">As características da linguagem utilizada em um texto científico acadêmico citadas por Veigas (1999) são a clareza, fazendo uma descrição pura e simples, a precisão, com a fidelidade aos fatos, a comunicabilidade, descrevendo os fatos de forma simples e a consistência. Marconi e Lakatos (2003) ainda destacam a importância da perfeição quanto as regras gramaticais e que se evita a linguagem vulgar. </text:span></text:p>
      <text:p text:style-name="P10"><text:span text:style-name="T5"><text:tab/></text:span><text:span text:style-name="T2">Podemos observar que no texto “Dos ‘fundamentos científicos’ à ‘teoria da comunicação’: uma controvérsia epistemológica nas origens da área” foi utilizado uma linguagem culta e repeitando as regras gramaticais, como recomendado por Marcoini e Lakatos. O texto faz referência da trabalhos de outros autores, transmitindo confiabilidade e mostrando </text:span><text:span text:style-name="T3">que o texto foi embasado em estudos de origem reconhecida. A utilização de citações de terceiros também mostra que o texto está fundamentado em fatos e não em opiniões e ideológicas do próprio autor. </text:span></text:p>
      <text:p text:style-name="P10"><text:span text:style-name="T3"><text:tab/>Comparando as análises citadas no parágrafo acima e as características de um texto científico citados tanto por Veiga como por Marconi e Lakatos podemos facilmente classificar o texto </text:span><text:span text:style-name="T4">como senfo do gênero científico acadêmico. </text:span></text:p>
      <text:p text:style-name="P3"/>
      <text:p text:style-name="P4">Referências</text:p>
      <text:p text:style-name="P4"/>
      <text:p text:style-name="P6">MARCONI, M. A. de; LAKATOS, E. M. Fundamentos de metodologia científica. 5. ed. São Paulo: Atlas, 2003.</text:p>
      <text:p text:style-name="P6"/>
      <text:p text:style-name="P5">VIEGAS, W. Fundamentos de metodologia científica. Brasília: Editora da UNB, 1999.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fo:background-color="transparen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09:13:36.340561747</meta:creation-date>
    <meta:editing-duration>PT1M28S</meta:editing-duration>
    <meta:editing-cycles>2</meta:editing-cycles>
    <meta:generator>LibreOffice/6.4.7.2$Linux_X86_64 LibreOffice_project/40$Build-2</meta:generator>
    <dc:title>NBR</dc:title>
    <dc:date>2022-05-16T09:57:25.767749449</dc:date>
    <meta:document-statistic meta:table-count="0" meta:image-count="0" meta:object-count="0" meta:page-count="1" meta:paragraph-count="9" meta:word-count="239" meta:character-count="1587" meta:non-whitespace-character-count="1350"/>
    <meta:template xlink:type="simple" xlink:actuate="onRequest" xlink:title="NBR" xlink:href="../../../../../../Templates/NBR1.ott" meta:date="2022-05-16T09:13:34.374969484"/>
  </office:meta>
</office:document-meta>
</file>